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Roboto Bold" svg:font-family="Roboto Bold"/>
    <style:font-face style:name="Roboto Regular" svg:font-family="Roboto Regular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/>
    <style:style style:name="T1_1" style:family="text">
      <style:text-properties fo:letter-spacing="0cm" style:text-line-through-style="none" fo:font-style="normal" style:font-style-asian="normal" fo:color="#000000" style:font-name="Roboto Bold" fo:font-size="16pt" style:font-name-asian="Roboto Bold" style:font-size-asian="16pt" style:font-name-complex="Roboto Bold" fo:font-weight="bold" style:font-weight-asian="bold" style:text-underline-style="none"/>
    </style:style>
    <style:style style:name="P2" style:family="paragraph" style:parent-style-name="Normal"/>
    <style:style style:name="T2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3" style:family="paragraph" style:parent-style-name="Normal"/>
    <style:style style:name="T3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4" style:family="paragraph" style:parent-style-name="Normal"/>
    <style:style style:name="T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5" style:family="paragraph" style:parent-style-name="Normal"/>
    <style:style style:name="T5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6" style:family="paragraph" style:parent-style-name="Normal"/>
    <style:style style:name="T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" style:family="paragraph" style:parent-style-name="Normal"/>
    <style:style style:name="T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" style:family="paragraph" style:parent-style-name="Normal"/>
    <style:style style:name="T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9" style:family="paragraph" style:parent-style-name="Normal"/>
    <style:style style:name="T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" style:family="paragraph" style:parent-style-name="Normal"/>
    <style:style style:name="T1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" style:family="paragraph" style:parent-style-name="Normal"/>
    <style:style style:name="T11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12" style:family="paragraph" style:parent-style-name="Normal"/>
    <style:style style:name="T12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13" style:family="paragraph" style:parent-style-name="Normal"/>
    <style:style style:name="T1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" style:family="paragraph" style:parent-style-name="Normal"/>
    <style:style style:name="T1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" style:family="paragraph" style:parent-style-name="Normal"/>
    <style:style style:name="T1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" style:family="paragraph" style:parent-style-name="Normal"/>
    <style:style style:name="T1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" style:family="paragraph" style:parent-style-name="Normal"/>
    <style:style style:name="T1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" style:family="paragraph" style:parent-style-name="Normal"/>
    <style:style style:name="P20" style:family="paragraph" style:parent-style-name="Normal"/>
    <style:style style:name="T2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20_2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1" style:family="paragraph" style:parent-style-name="Normal"/>
    <style:style style:name="T2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3" style:family="paragraph" style:parent-style-name="Normal"/>
    <style:style style:name="T23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4" style:family="paragraph" style:parent-style-name="Normal"/>
    <style:style style:name="P25" style:family="paragraph" style:parent-style-name="Normal"/>
    <style:style style:name="T25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6" style:family="paragraph" style:parent-style-name="Normal"/>
    <style:style style:name="T2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7" style:family="paragraph" style:parent-style-name="Normal"/>
    <style:style style:name="T27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8" style:family="paragraph" style:parent-style-name="Normal"/>
    <style:style style:name="T2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0" style:family="paragraph" style:parent-style-name="Normal"/>
    <style:style style:name="T3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30_2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30_3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1" style:family="paragraph" style:parent-style-name="Normal"/>
    <style:style style:name="T31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32" style:family="paragraph" style:parent-style-name="Normal"/>
    <style:style style:name="T3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4" style:family="paragraph" style:parent-style-name="Normal"/>
    <style:style style:name="T3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5" style:family="paragraph" style:parent-style-name="Normal"/>
    <style:style style:name="T3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6" style:family="paragraph" style:parent-style-name="Normal"/>
    <style:style style:name="T3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9" style:family="paragraph" style:parent-style-name="Normal"/>
    <style:style style:name="T3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0" style:family="paragraph" style:parent-style-name="Normal"/>
    <style:style style:name="T4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1" style:family="paragraph" style:parent-style-name="Normal"/>
    <style:style style:name="T4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2" style:family="paragraph" style:parent-style-name="Normal"/>
    <style:style style:name="T4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3" style:family="paragraph" style:parent-style-name="Normal"/>
    <style:style style:name="T4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4" style:family="paragraph" style:parent-style-name="Normal"/>
    <style:style style:name="T4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5" style:family="paragraph" style:parent-style-name="Normal"/>
    <style:style style:name="T4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6" style:family="paragraph" style:parent-style-name="Normal"/>
    <style:style style:name="T4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7" style:family="paragraph" style:parent-style-name="Normal"/>
    <style:style style:name="T4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9" style:family="paragraph" style:parent-style-name="Normal"/>
    <style:style style:name="T4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50" style:family="paragraph" style:parent-style-name="Normal"/>
    <style:style style:name="T5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51" style:family="paragraph" style:parent-style-name="Normal"/>
    <style:style style:name="T51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52" style:family="paragraph" style:parent-style-name="Normal"/>
    <style:style style:name="P53" style:family="paragraph" style:parent-style-name="Normal"/>
    <style:style style:name="P54" style:family="paragraph" style:parent-style-name="Normal"/>
    <style:style style:name="P55" style:family="paragraph" style:parent-style-name="Normal"/>
    <style:style style:name="T55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56" style:family="paragraph" style:parent-style-name="Normal"/>
    <style:style style:name="P57" style:family="paragraph" style:parent-style-name="Normal"/>
    <style:style style:name="P58" style:family="paragraph" style:parent-style-name="Normal"/>
    <style:style style:name="P59" style:family="paragraph" style:parent-style-name="Normal"/>
    <style:style style:name="P60" style:family="paragraph" style:parent-style-name="Normal"/>
    <style:style style:name="P61" style:family="paragraph" style:parent-style-name="Normal"/>
    <style:style style:name="P62" style:family="paragraph" style:parent-style-name="Normal"/>
    <style:style style:name="P63" style:family="paragraph" style:parent-style-name="Normal"/>
    <style:style style:name="T63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64" style:family="paragraph" style:parent-style-name="Normal"/>
    <style:style style:name="T6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65" style:family="paragraph" style:parent-style-name="Normal"/>
    <style:style style:name="T65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66" style:family="paragraph" style:parent-style-name="Normal"/>
    <style:style style:name="T6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67" style:family="paragraph" style:parent-style-name="Normal"/>
    <style:style style:name="T6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68" style:family="paragraph" style:parent-style-name="Normal"/>
    <style:style style:name="T6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69" style:family="paragraph" style:parent-style-name="Normal"/>
    <style:style style:name="T6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0" style:family="paragraph" style:parent-style-name="Normal"/>
    <style:style style:name="T70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71" style:family="paragraph" style:parent-style-name="Normal"/>
    <style:style style:name="T7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2" style:family="paragraph" style:parent-style-name="Normal"/>
    <style:style style:name="T7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3" style:family="paragraph" style:parent-style-name="Normal"/>
    <style:style style:name="T7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5" style:family="paragraph" style:parent-style-name="Normal"/>
    <style:style style:name="T75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76" style:family="paragraph" style:parent-style-name="Normal"/>
    <style:style style:name="T7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7" style:family="paragraph" style:parent-style-name="Normal"/>
    <style:style style:name="T7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8" style:family="paragraph" style:parent-style-name="Normal"/>
    <style:style style:name="T7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9" style:family="paragraph" style:parent-style-name="Normal"/>
    <style:style style:name="T7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0" style:family="paragraph" style:parent-style-name="Normal"/>
    <style:style style:name="T8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1" style:family="paragraph" style:parent-style-name="Normal"/>
    <style:style style:name="T8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2" style:family="paragraph" style:parent-style-name="Normal"/>
    <style:style style:name="T8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82_2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83" style:family="paragraph" style:parent-style-name="Normal"/>
    <style:style style:name="T8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4" style:family="paragraph" style:parent-style-name="Normal"/>
    <style:style style:name="T84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85" style:family="paragraph" style:parent-style-name="Normal"/>
    <style:style style:name="T8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6" style:family="paragraph" style:parent-style-name="Normal"/>
    <style:style style:name="T8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8" style:family="paragraph" style:parent-style-name="Normal"/>
    <style:style style:name="T8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9" style:family="paragraph" style:parent-style-name="Normal"/>
    <style:style style:name="T8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91" style:family="paragraph" style:parent-style-name="Normal"/>
    <style:style style:name="T91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92" style:family="paragraph" style:parent-style-name="Normal"/>
    <style:style style:name="T92_1" style:family="text"/>
    <style:style style:name="T92_2" style:family="text">
      <style:text-properties fo:letter-spacing="0cm" fo:font-style="normal" style:font-style-asian="normal" fo:color="#0000ff" style:font-name="Roboto Regular" fo:font-size="12pt" style:font-name-asian="Roboto Regular" style:font-size-asian="12pt" style:font-name-complex="Roboto Regular" fo:font-weight="normal" style:font-weight-asian="normal" style:text-underline-style="solid" style:text-underline-color="font-color"/>
    </style:style>
    <style:style style:name="P93" style:family="paragraph" style:parent-style-name="Normal"/>
    <style:style style:name="T93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94" style:family="paragraph" style:parent-style-name="Normal"/>
    <style:style style:name="T94_1" style:family="text">
      <style:text-properties fo:letter-spacing="0cm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solid" style:text-underline-color="font-color"/>
    </style:style>
    <style:style style:name="P95" style:family="paragraph" style:parent-style-name="Normal"/>
    <style:style style:name="T9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96" style:family="paragraph" style:parent-style-name="Normal"/>
    <style:style style:name="T9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97" style:family="paragraph" style:parent-style-name="Normal"/>
    <style:style style:name="T9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98" style:family="paragraph" style:parent-style-name="Normal"/>
    <style:style style:name="T9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99" style:family="paragraph" style:parent-style-name="Normal"/>
    <style:style style:name="T9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0" style:family="paragraph" style:parent-style-name="Normal"/>
    <style:style style:name="T10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1" style:family="paragraph" style:parent-style-name="Normal"/>
    <style:style style:name="T10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2" style:family="paragraph" style:parent-style-name="Normal"/>
    <style:style style:name="T10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3" style:family="paragraph" style:parent-style-name="Normal"/>
    <style:style style:name="T10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4" style:family="paragraph" style:parent-style-name="Normal"/>
    <style:style style:name="T10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5" style:family="paragraph" style:parent-style-name="Normal"/>
    <style:style style:name="T10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6" style:family="paragraph" style:parent-style-name="Normal"/>
    <style:style style:name="T10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7" style:family="paragraph" style:parent-style-name="Normal"/>
    <style:style style:name="T10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8" style:family="paragraph" style:parent-style-name="Normal"/>
    <style:style style:name="T10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9" style:family="paragraph" style:parent-style-name="Normal"/>
    <style:style style:name="T10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0" style:family="paragraph" style:parent-style-name="Normal"/>
    <style:style style:name="T11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1" style:family="paragraph" style:parent-style-name="Normal"/>
    <style:style style:name="T11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2" style:family="paragraph" style:parent-style-name="Normal"/>
    <style:style style:name="T11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3" style:family="paragraph" style:parent-style-name="Normal"/>
    <style:style style:name="T11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4" style:family="paragraph" style:parent-style-name="Normal"/>
    <style:style style:name="T11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5" style:family="paragraph" style:parent-style-name="Normal"/>
    <style:style style:name="T11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6" style:family="paragraph" style:parent-style-name="Normal"/>
    <style:style style:name="T11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7" style:family="paragraph" style:parent-style-name="Normal"/>
    <style:style style:name="T11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8" style:family="paragraph" style:parent-style-name="Normal"/>
    <style:style style:name="T11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9" style:family="paragraph" style:parent-style-name="Normal"/>
    <style:style style:name="T11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0" style:family="paragraph" style:parent-style-name="Normal"/>
    <style:style style:name="T12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1" style:family="paragraph" style:parent-style-name="Normal"/>
    <style:style style:name="T12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2" style:family="paragraph" style:parent-style-name="Normal"/>
    <style:style style:name="T12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3" style:family="paragraph" style:parent-style-name="Normal"/>
    <style:style style:name="T12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4" style:family="paragraph" style:parent-style-name="Normal"/>
    <style:style style:name="T12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5" style:family="paragraph" style:parent-style-name="Normal"/>
    <style:style style:name="T12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6" style:family="paragraph" style:parent-style-name="Normal"/>
    <style:style style:name="T12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7" style:family="paragraph" style:parent-style-name="Normal"/>
    <style:style style:name="T12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8" style:family="paragraph" style:parent-style-name="Normal"/>
    <style:style style:name="T12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9" style:family="paragraph" style:parent-style-name="Normal"/>
    <style:style style:name="T12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0" style:family="paragraph" style:parent-style-name="Normal"/>
    <style:style style:name="T13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1" style:family="paragraph" style:parent-style-name="Normal"/>
    <style:style style:name="T13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2" style:family="paragraph" style:parent-style-name="Normal"/>
    <style:style style:name="T13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3" style:family="paragraph" style:parent-style-name="Normal"/>
    <style:style style:name="T13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4" style:family="paragraph" style:parent-style-name="Normal"/>
    <style:style style:name="P135" style:family="paragraph" style:parent-style-name="Normal"/>
    <style:style style:name="T13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6" style:family="paragraph" style:parent-style-name="Normal"/>
    <style:style style:name="T13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7" style:family="paragraph" style:parent-style-name="Normal"/>
    <style:style style:name="T13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8" style:family="paragraph" style:parent-style-name="Normal"/>
    <style:style style:name="T13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9" style:family="paragraph" style:parent-style-name="Normal"/>
    <style:style style:name="T13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0" style:family="paragraph" style:parent-style-name="Normal"/>
    <style:style style:name="T14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1" style:family="paragraph" style:parent-style-name="Normal"/>
    <style:style style:name="T14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2" style:family="paragraph" style:parent-style-name="Normal"/>
    <style:style style:name="T14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3" style:family="paragraph" style:parent-style-name="Normal"/>
    <style:style style:name="T14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4" style:family="paragraph" style:parent-style-name="Normal"/>
    <style:style style:name="T14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5" style:family="paragraph" style:parent-style-name="Normal"/>
    <style:style style:name="T14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6" style:family="paragraph" style:parent-style-name="Normal"/>
    <style:style style:name="P147" style:family="paragraph" style:parent-style-name="Normal"/>
    <style:style style:name="T14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8" style:family="paragraph" style:parent-style-name="Normal"/>
    <style:style style:name="P149" style:family="paragraph" style:parent-style-name="Normal"/>
    <style:style style:name="T14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0" style:family="paragraph" style:parent-style-name="Normal"/>
    <style:style style:name="T15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1" style:family="paragraph" style:parent-style-name="Normal"/>
    <style:style style:name="T15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2" style:family="paragraph" style:parent-style-name="Normal"/>
    <style:style style:name="T15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3" style:family="paragraph" style:parent-style-name="Normal"/>
    <style:style style:name="T15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4" style:family="paragraph" style:parent-style-name="Normal"/>
    <style:style style:name="T15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5" style:family="paragraph" style:parent-style-name="Normal"/>
    <style:style style:name="T15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6" style:family="paragraph" style:parent-style-name="Normal"/>
    <style:style style:name="T15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7" style:family="paragraph" style:parent-style-name="Normal"/>
    <style:style style:name="T15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8" style:family="paragraph" style:parent-style-name="Normal"/>
    <style:style style:name="P159" style:family="paragraph" style:parent-style-name="Normal"/>
    <style:style style:name="T15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0" style:family="paragraph" style:parent-style-name="Normal"/>
    <style:style style:name="T16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1" style:family="paragraph" style:parent-style-name="Normal"/>
    <style:style style:name="T16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2" style:family="paragraph" style:parent-style-name="Normal"/>
    <style:style style:name="T16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3" style:family="paragraph" style:parent-style-name="Normal"/>
    <style:style style:name="T16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4" style:family="paragraph" style:parent-style-name="Normal"/>
    <style:style style:name="P165" style:family="paragraph" style:parent-style-name="Normal"/>
    <style:style style:name="T16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6" style:family="paragraph" style:parent-style-name="Normal"/>
    <style:style style:name="T16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7" style:family="paragraph" style:parent-style-name="Normal"/>
    <style:style style:name="T16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8" style:family="paragraph" style:parent-style-name="Normal"/>
    <style:style style:name="T16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9" style:family="paragraph" style:parent-style-name="Normal"/>
    <style:style style:name="T16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0" style:family="paragraph" style:parent-style-name="Normal"/>
    <style:style style:name="T17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1" style:family="paragraph" style:parent-style-name="Normal"/>
    <style:style style:name="T17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2" style:family="paragraph" style:parent-style-name="Normal"/>
    <style:style style:name="T17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3" style:family="paragraph" style:parent-style-name="Normal"/>
    <style:style style:name="T17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4" style:family="paragraph" style:parent-style-name="Normal"/>
    <style:style style:name="T17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5" style:family="paragraph" style:parent-style-name="Normal"/>
    <style:style style:name="T17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6" style:family="paragraph" style:parent-style-name="Normal"/>
    <style:style style:name="T17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7" style:family="paragraph" style:parent-style-name="Normal"/>
    <style:style style:name="T17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8" style:family="paragraph" style:parent-style-name="Normal"/>
    <style:style style:name="T17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9" style:family="paragraph" style:parent-style-name="Normal"/>
    <style:style style:name="T17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0" style:family="paragraph" style:parent-style-name="Normal"/>
    <style:style style:name="T18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1" style:family="paragraph" style:parent-style-name="Normal"/>
    <style:style style:name="T18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2" style:family="paragraph" style:parent-style-name="Normal"/>
    <style:style style:name="T18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3" style:family="paragraph" style:parent-style-name="Normal"/>
    <style:style style:name="T18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4" style:family="paragraph" style:parent-style-name="Normal"/>
    <style:style style:name="P185" style:family="paragraph" style:parent-style-name="Normal"/>
    <style:style style:name="T18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6" style:family="paragraph" style:parent-style-name="Normal"/>
    <style:style style:name="T18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7" style:family="paragraph" style:parent-style-name="Normal"/>
    <style:style style:name="T18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8" style:family="paragraph" style:parent-style-name="Normal"/>
    <style:style style:name="P189" style:family="paragraph" style:parent-style-name="Normal"/>
    <style:style style:name="T18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0" style:family="paragraph" style:parent-style-name="Normal"/>
    <style:style style:name="T19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1" style:family="paragraph" style:parent-style-name="Normal"/>
    <style:style style:name="T19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2" style:family="paragraph" style:parent-style-name="Normal"/>
    <style:style style:name="T19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3" style:family="paragraph" style:parent-style-name="Normal"/>
    <style:style style:name="T19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4" style:family="paragraph" style:parent-style-name="Normal"/>
    <style:style style:name="T19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5" style:family="paragraph" style:parent-style-name="Normal"/>
    <style:style style:name="T19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6" style:family="paragraph" style:parent-style-name="Normal"/>
    <style:style style:name="T19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7" style:family="paragraph" style:parent-style-name="Normal"/>
    <style:style style:name="T19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8" style:family="paragraph" style:parent-style-name="Normal"/>
    <style:style style:name="T19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9" style:family="paragraph" style:parent-style-name="Normal"/>
    <style:style style:name="T19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0" style:family="paragraph" style:parent-style-name="Normal"/>
    <style:style style:name="T20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1" style:family="paragraph" style:parent-style-name="Normal"/>
    <style:style style:name="T20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2" style:family="paragraph" style:parent-style-name="Normal"/>
    <style:style style:name="T20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3" style:family="paragraph" style:parent-style-name="Normal"/>
    <style:style style:name="T20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4" style:family="paragraph" style:parent-style-name="Normal"/>
    <style:style style:name="T20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5" style:family="paragraph" style:parent-style-name="Normal"/>
    <style:style style:name="T20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6" style:family="paragraph" style:parent-style-name="Normal"/>
    <style:style style:name="T20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7" style:family="paragraph" style:parent-style-name="Normal"/>
    <style:style style:name="T20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8" style:family="paragraph" style:parent-style-name="Normal"/>
    <style:style style:name="T20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9" style:family="paragraph" style:parent-style-name="Normal"/>
    <style:style style:name="T20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10" style:family="paragraph" style:parent-style-name="Normal"/>
    <style:style style:name="P211" style:family="paragraph" style:parent-style-name="Normal"/>
    <style:style style:name="T21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12" style:family="paragraph" style:parent-style-name="Normal"/>
    <style:style style:name="T21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13" style:family="paragraph" style:parent-style-name="Normal"/>
    <style:style style:name="T21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</office:automatic-styles>
  <office:body>
    <office:text>
      <text:p text:style-name="P1"><text:span text:style-name="T1_1"><text:s/>BREAST<text:s/>CANCER<text:s/>RISK<text:s/>PREDICTION<text:s/>USING<text:s/>DEEP<text:s/>LEARNING<text:s/>TECHNIQUES<text:s/></text:span></text:p>
      <text:p text:style-name="P2"><text:span text:style-name="T2_1">1.<text:s/>INTRODUCTION<text:s/></text:span></text:p>
      <text:p text:style-name="P3"><text:span text:style-name="T3_1">1.1<text:s/>OVERVIEW</text:span></text:p>
      <text:p text:style-name="P4"><text:span text:style-name="T4_1">Breast<text:s/>cancer<text:s/>is<text:s/>one<text:s/>of<text:s/>the<text:s/>main<text:s/>causes<text:s/>of<text:s/>cancer<text:s/>death<text:s/>worldwide.<text:s/>Computer-aided<text:s/>diagnosis<text:s/>systems<text:s/>showed<text:s/>the<text:s/>potential<text:s/>for<text:s/>improving<text:s/>diagnostic<text:s/>accuracy.<text:s/>But<text:s/>early<text:s/>detection<text:s/>and<text:s/>prevention<text:s/>can<text:s/>significantly<text:s/>reduce<text:s/>the<text:s/>chances<text:s/>of<text:s/>death.<text:s/>It<text:s/>is<text:s/>important<text:s/>to<text:s/>detect<text:s/>breast<text:s/>cancer<text:s/>as<text:s/>early<text:s/>as<text:s/>possible.<text:s/>The<text:s/>goal<text:s/>is<text:s/>to<text:s/>classify<text:s/>images<text:s/>into<text:s/>two<text:s/>classifications<text:s/>of<text:s/>malignant<text:s/>and<text:s/>benign.<text:s/>As<text:s/>early<text:s/>diagnostics<text:s/>significantly<text:s/>increases<text:s/>the<text:s/>chances<text:s/>of<text:s/>correct<text:s/>treatment<text:s/>and<text:s/>survival.<text:s/>In<text:s/>this<text:s/>application,<text:s/>we<text:s/>are<text:s/>helping<text:s/>the<text:s/>doctors<text:s/>and<text:s/>patients<text:s/>to<text:s/>classify<text:s/>the<text:s/>Type<text:s/>of<text:s/>Tumour<text:s/>for<text:s/>the<text:s/>specific<text:s/>image<text:s/>given<text:s/>with<text:s/>the<text:s/>help<text:s/>of<text:s/>Neural<text:s/>Networks.</text:span></text:p>
      <text:p text:style-name="P5"><text:span text:style-name="T5_1"><text:s/>1.2<text:s/>PURPOSE</text:span></text:p>
      <text:p text:style-name="P6"><text:span text:style-name="T6_1"><text:s/>•<text:s/>Pre-process<text:s/>the<text:s/>images.</text:span></text:p>
      <text:p text:style-name="P7"><text:span text:style-name="T7_1"><text:s/>•<text:s/>Applying<text:s/>the<text:s/>CNN<text:s/>algorithm<text:s/>on<text:s/>the<text:s/>dataset.</text:span></text:p>
      <text:p text:style-name="P8"><text:span text:style-name="T8_1"><text:s/>•<text:s/>How<text:s/>deep<text:s/>neural<text:s/>networks<text:s/>are<text:s/>predicting<text:s/>the<text:s/>cancer<text:s/>is<text:s/>benign<text:s/>or<text:s/>malignant.</text:span></text:p>
      <text:p text:style-name="P9"><text:span text:style-name="T9_1"><text:s/>•<text:s/>You<text:s/>will<text:s/>be<text:s/>able<text:s/>to<text:s/>know<text:s/>how<text:s/>to<text:s/>find<text:s/>the<text:s/>accuracy<text:s/>of<text:s/>the<text:s/>model.</text:span></text:p>
      <text:p text:style-name="P10"><text:span text:style-name="T10_1"><text:s/>•<text:s/>You<text:s/>will<text:s/>be<text:s/>able<text:s/>to<text:s/>build<text:s/>web<text:s/>applications<text:s/>using<text:s/>the<text:s/>Flask<text:s/>framework.</text:span></text:p>
      <text:p text:style-name="P11"><text:span text:style-name="T11_1">2.<text:s/>LITERATURE<text:s/>SURVEY<text:s/></text:span></text:p>
      <text:p text:style-name="P12"><text:span text:style-name="T12_1">2.1<text:s/>EXISTING<text:s/>PROBLEM</text:span></text:p>
      <text:p text:style-name="P13"><text:span text:style-name="T13_1">There<text:s/>are<text:s/>several<text:s/>approaches<text:s/>and<text:s/>methods<text:s/>to<text:s/>predict<text:s/>breast<text:s/>cancer<text:s/>risk<text:s/>using<text:s/>deep<text:s/>learning<text:s/>techniques.<text:s/>Here<text:s/>are<text:s/>some<text:s/>common<text:s/>ones:</text:span></text:p>
      <text:p text:style-name="P14"><text:span text:style-name="T14_1"><text:s/>1.<text:s/>Convolutional<text:s/>Neural<text:s/>Networks<text:s/>(CNNs):<text:s/>CNNs<text:s/>are<text:s/>widely<text:s/>used<text:s/>for<text:s/>imagebased<text:s/>breast<text:s/>cancer<text:s/>risk<text:s/>prediction.<text:s/>They<text:s/>can<text:s/>analyse<text:s/>mammogram<text:s/>images<text:s/>and<text:s/>extract<text:s/>features<text:s/>relevant<text:s/>to<text:s/>cancer<text:s/>risk.</text:span></text:p>
      <text:p text:style-name="P15"><text:span text:style-name="T15_1"><text:s/>2.<text:s/>Recurrent<text:s/>Neural<text:s/>Networks<text:s/>(RNNs):<text:s/>RNNs<text:s/>can<text:s/>be<text:s/>used<text:s/>for<text:s/>analysing<text:s/>timeseries<text:s/>data,<text:s/>such<text:s/>as<text:s/>a<text:s/>patient's<text:s/>historical<text:s/>health<text:s/>records,<text:s/>to<text:s/>predict<text:s/>breast<text:s/>cancer<text:s/>risk<text:s/>over<text:s/>time.</text:span></text:p>
      <text:p text:style-name="P16"><text:span text:style-name="T16_1"><text:s/>3.<text:s/>Transfer<text:s/>Learning:<text:s/>Pre-trained<text:s/>deep<text:s/>learning<text:s/>models<text:s/>(e.g.,<text:s/>using<text:s/>architectures<text:s/>like<text:s/>Reset,<text:s/>Inception,<text:s/>or<text:s/>VGG)<text:s/>can<text:s/>be<text:s/>fine-tuned<text:s/>for<text:s/>breast<text:s/>cancer<text:s/>risk<text:s/>prediction.<text:s/>This<text:s/>approach<text:s/>leverages<text:s/>knowledge<text:s/>learned<text:s/>from<text:s/>large<text:s/>datasets<text:s/>in<text:s/>related<text:s/>domains.<text:s/></text:span></text:p>
      <text:p text:style-name="P17"><text:span text:style-name="T17_1">4.<text:s/>Ensemble<text:s/>Methods:<text:s/>Combining<text:s/>predictions<text:s/>from<text:s/>multiple<text:s/>deep<text:s/>learning<text:s/>models<text:s/>can<text:s/>improve<text:s/>accuracy.<text:s/>Techniques<text:s/>like<text:s/>bagging<text:s/>and<text:s/>boosting<text:s/>can<text:s/>be<text:s/>applied<text:s/>to<text:s/>ensemble<text:s/>models.</text:span></text:p>
      <text:p text:style-name="P18"><text:span text:style-name="T18_1"><text:s/>5.<text:s/>Data<text:s/>Augmentation:<text:s/>To<text:s/>address<text:s/>limited<text:s/>data<text:s/>availability,<text:s/>data<text:s/>augmentation<text:s/>techniques,<text:s/>such<text:s/>as<text:s/>rotation,<text:s/>scaling,<text:s/>and<text:s/>flipping,<text:s/>can<text:s/>be<text:s/>used<text:s/>to<text:s/>artificially<text:s/>increase<text:s/>the<text:s/>dataset<text:s/>size<text:s/>for<text:s/>training<text:s/>deep<text:s/>learning<text:s/>models.</text:span></text:p>
      <text:p text:style-name="P19"/>
      <text:p text:style-name="P20"><text:span text:style-name="T20_1"><text:s/></text:span><text:span text:style-name="T20_2">2.2<text:s/>PROPOSED<text:s/>SOLUTION<text:s/></text:span></text:p>
      <text:p text:style-name="P21"><text:span text:style-name="T21_1">Breast<text:s/>cancer<text:s/>is<text:s/>one<text:s/>of<text:s/>the<text:s/>main<text:s/>causes<text:s/>of<text:s/>cancer<text:s/>death<text:s/>worldwide.<text:s/>Computer-aided<text:s/>diagnosis<text:s/>systems<text:s/>showed<text:s/>the<text:s/>potential<text:s/>for<text:s/>improving<text:s/>diagnostic<text:s/>accuracy.<text:s/>But<text:s/>early<text:s/>detection<text:s/>and<text:s/>prevention<text:s/>can<text:s/>significantly<text:s/>reduce<text:s/>the<text:s/>chances<text:s/>of<text:s/>death.<text:s/>It<text:s/>is<text:s/>important<text:s/>to<text:s/>detect<text:s/>breast<text:s/>cancer<text:s/>as<text:s/>early<text:s/>as<text:s/>possible.<text:s/>The<text:s/>goal<text:s/>is<text:s/>to<text:s/>classify<text:s/>images<text:s/>into<text:s/>two<text:s/>classifications<text:s/>of<text:s/>malignant<text:s/>and<text:s/>benign.<text:s/>As<text:s/>early<text:s/>diagnostics<text:s/>significantly<text:s/>increases<text:s/>the<text:s/>chances<text:s/>of<text:s/>correct<text:s/>treatment<text:s/>and<text:s/>survival.<text:s/>In<text:s/>this<text:s/>application,<text:s/>we<text:s/>are<text:s/>helping<text:s/>the<text:s/>doctors<text:s/>and<text:s/>patients<text:s/>to<text:s/>classify<text:s/>the<text:s/>Type<text:s/>of<text:s/>Tumour<text:s/>for<text:s/>the<text:s/>specific<text:s/>image<text:s/>given<text:s/>with<text:s/>the<text:s/>help<text:s/>of<text:s/>Neural<text:s/>Networks.</text:span></text:p>
      <text:p text:style-name="P22"><text:span text:style-name="T22_1"><text:s/>3.<text:s/>THEORITICAL<text:s/>ANALYSIS</text:span></text:p>
      <text:p text:style-name="P23"><text:span text:style-name="T23_1"><text:s/>3.1<text:s/>BLOCK<text:s/>DIAGRAM</text:span></text:p>
      <text:p text:style-name="P24"/>
      <text:p text:style-name="P25"><text:span text:style-name="T25_1"><text:s/>3.2<text:s/>HARDWARE<text:s/>/<text:s/>SOFTWARE<text:s/>DESIGNING</text:span></text:p>
      <text:p text:style-name="P26"><text:span text:style-name="T26_1"><text:s/>SOFTWARE<text:s/>REQUIREMENTS<text:s/></text:span></text:p>
      <text:p text:style-name="P27"><text:span text:style-name="T27_1">Anaconda<text:s/>Navigator</text:span></text:p>
      <text:p text:style-name="P28"><text:span text:style-name="T28_1">To<text:s/>build<text:s/>Deep<text:s/>learning<text:s/>models<text:s/>we<text:s/>must<text:s/>require<text:s/>the<text:s/>following<text:s/>packages:Tensor<text:s/>flow,</text:span></text:p>
      <text:p text:style-name="P29"><text:span text:style-name="T29_1"><text:s/>Kera’s<text:s/>etc.</text:span></text:p>
      <text:p text:style-name="P30"><text:span text:style-name="T30_1"><text:s/></text:span><text:span text:style-name="T30_2">Flask</text:span><text:span text:style-name="T30_3">:<text:s/>Web<text:s/>framework<text:s/>used<text:s/>for<text:s/>building<text:s/>Web<text:s/>applications</text:span></text:p>
      <text:p text:style-name="P31"><text:span text:style-name="T31_1"><text:s/>4.<text:s/>EXPERIMENTAL<text:s/>INVESTIGATIONS</text:span></text:p>
      <text:p text:style-name="P32"><text:span text:style-name="T32_1"><text:s/>While<text:s/>working<text:s/>on<text:s/>the<text:s/>solution<text:s/>various<text:s/>types<text:s/>of<text:s/>analysis<text:s/>and<text:s/>investigations<text:s/>are<text:s/>conducted<text:s/>to<text:s/>develop,<text:s/>validate,<text:s/>and<text:s/>refine<text:s/>the<text:s/>models.<text:s/>Here<text:s/>are<text:s/>some<text:s/>key<text:s/>analyses<text:s/>and<text:s/>investigations<text:s/>typically<text:s/>undertaken:</text:span></text:p>
      <text:p text:style-name="P33"><text:span text:style-name="T33_1"><text:s/>1.<text:s/>Data<text:s/>Pre-processing:<text:s/></text:span></text:p>
      <text:p text:style-name="P34"><text:span text:style-name="T34_1">•<text:s/>Data<text:s/>Cleaning:<text:s/>Identifying<text:s/>and<text:s/>handling<text:s/>missing<text:s/>values,<text:s/>outliers,<text:s/>and<text:s/>inconsistent<text:s/>data.<text:s/></text:span></text:p>
      <text:p text:style-name="P35"><text:span text:style-name="T35_1">•<text:s/>Feature<text:s/>Selection/Extraction:<text:s/>Determining<text:s/>which<text:s/>features<text:s/>(e.g.,<text:s/>genetic<text:s/>markers,<text:s/>patient<text:s/>demographics)<text:s/>are<text:s/>most<text:s/>relevant<text:s/>for<text:s/>risk<text:s/>prediction.</text:span></text:p>
      <text:p text:style-name="P36"><text:span text:style-name="T36_1"><text:s/>2.<text:s/>Exploratory<text:s/>Data<text:s/>Analysis<text:s/>(EDA):</text:span></text:p>
      <text:p text:style-name="P37"><text:span text:style-name="T37_1"><text:s/>•<text:s/>Descriptive<text:s/>Statistics:<text:s/>Summarizing<text:s/>and<text:s/>visualizing<text:s/>key<text:s/>statistics<text:s/>of<text:s/>the<text:s/>dataset.</text:span></text:p>
      <text:p text:style-name="P38"><text:span text:style-name="T38_1"><text:s/>•<text:s/>Data<text:s/>Visualization:<text:s/>Creating<text:s/>plots<text:s/>and<text:s/>charts<text:s/>to<text:s/>understand<text:s/>data<text:s/>distributions,<text:s/>correlations,<text:s/>and<text:s/>patterns.</text:span></text:p>
      <text:p text:style-name="P39"><text:span text:style-name="T39_1"><text:s/>3.<text:s/>Model<text:s/>Development:</text:span></text:p>
      <text:p text:style-name="P40"><text:span text:style-name="T40_1"><text:s/>•<text:s/>Model<text:s/>Selection:<text:s/>Choosing<text:s/>an<text:s/>appropriate<text:s/>deep<text:s/>learning<text:s/>architecture<text:s/>(e.g.,<text:s/>convolutional<text:s/>neural<text:s/>networks,<text:s/>recurrent<text:s/>neural<text:s/>networks)<text:s/>for<text:s/>the<text:s/>task</text:span></text:p>
      <text:p text:style-name="P41"><text:span text:style-name="T41_1"><text:s/>•<text:s/>Hyperparameter<text:s/>Tuning:<text:s/>Experimenting<text:s/>with<text:s/>different<text:s/>hyperparameters<text:s/>(e.g.,<text:s/>learning<text:s/>rate,<text:s/>batch<text:s/>size)<text:s/>to<text:s/>optimize<text:s/>model<text:s/>performance.</text:span></text:p>
      <text:p text:style-name="P42"><text:span text:style-name="T42_1"><text:s/>•<text:s/>Cross-Validation:<text:s/>Evaluating<text:s/>the<text:s/>model's<text:s/>performance<text:s/>on<text:s/>different<text:s/>subsets<text:s/>of<text:s/>the<text:s/>data<text:s/>to<text:s/>assess<text:s/>its<text:s/>generalization<text:s/>ability.</text:span></text:p>
      <text:p text:style-name="P43"><text:span text:style-name="T43_1"><text:s/>4.<text:s/>Validation<text:s/>and<text:s/>Evaluation:</text:span></text:p>
      <text:p text:style-name="P44"><text:span text:style-name="T44_1"><text:s/>•<text:s/>Metrics:<text:s/>Calculating<text:s/>evaluation<text:s/>metrics<text:s/>such<text:s/>as<text:s/>accuracy,<text:s/>precision,<text:s/>recall,<text:s/>F1-score,<text:s/>and<text:s/>area<text:s/>under<text:s/>the<text:s/>ROC<text:s/>curve<text:s/>(AUC-ROC).</text:span></text:p>
      <text:p text:style-name="P45"><text:span text:style-name="T45_1"><text:s/>•<text:s/>Confusion<text:s/>Matrix:<text:s/>Analysing<text:s/>true<text:s/>positives,<text:s/>true<text:s/>negatives,<text:s/>false<text:s/>positives,<text:s/>and<text:s/>false<text:s/>negatives.<text:s/></text:span></text:p>
      <text:p text:style-name="P46"><text:span text:style-name="T46_1">•<text:s/>ROC<text:s/>Curve<text:s/>and<text:s/>Precision-Recall<text:s/>Curve:<text:s/>Assessing<text:s/>model<text:s/>performance<text:s/>at<text:s/>various<text:s/>threshold<text:s/>levels.</text:span></text:p>
      <text:p text:style-name="P47"><text:span text:style-name="T47_1"><text:s/>5.<text:s/>Privacy-Preserving<text:s/>Techniques<text:s/>:</text:span></text:p>
      <text:p text:style-name="P48"><text:span text:style-name="T48_1">•<text:s/>Implementing<text:s/>privacy-preserving<text:s/>methods<text:s/>(e.g.,<text:s/>federated<text:s/>learning,<text:s/>homomorphic<text:s/>encryption)<text:s/>to<text:s/>protect<text:s/>sensitive<text:s/>patient<text:s/>data.</text:span></text:p>
      <text:p text:style-name="P49"><text:span text:style-name="T49_1"><text:s/>6.<text:s/>Software<text:s/>and<text:s/>Deployment:</text:span></text:p>
      <text:p text:style-name="P50"><text:span text:style-name="T50_1"><text:s/>•<text:s/>Developing<text:s/>user-friendly<text:s/>software<text:s/>interfaces<text:s/>or<text:s/>APIs<text:s/>for<text:s/>healthcare<text:s/>professionals<text:s/>to<text:s/>use<text:s/>the<text:s/>model<text:s/>in<text:s/>clinical<text:s/>practice.<text:s/>.<text:s/></text:span></text:p>
      <text:p text:style-name="P51"><text:span text:style-name="T51_1"><text:s/>5.<text:s/>FLOWCHART<text:s/></text:span></text:p>
      <text:p text:style-name="P52"/>
      <text:p text:style-name="P53"/>
      <text:p text:style-name="P54"/>
      <text:p text:style-name="P55"><text:span text:style-name="T55_1"><text:s/>6.<text:s/>RESULT<text:s/>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3_1"><text:s/>7.<text:s/>ADVANTAGES<text:s/>&amp;<text:s/>DISADVANTAGES</text:span></text:p>
      <text:p text:style-name="P64"><text:span text:style-name="T64_1"><text:s/>The<text:s/>proposed<text:s/>solution<text:s/>offers<text:s/>both<text:s/>advantages<text:s/>and<text:s/>disadvantages:</text:span></text:p>
      <text:p text:style-name="P65"><text:span text:style-name="T65_1"><text:s/>Advantages:</text:span></text:p>
      <text:p text:style-name="P66"><text:span text:style-name="T66_1"><text:s/>➢<text:s/>Improved<text:s/>Accuracy:<text:s/>Deep<text:s/>learning<text:s/>models<text:s/>can<text:s/>analyse<text:s/>large<text:s/>and<text:s/>complex<text:s/>datasets,<text:s/>potentially<text:s/>leading<text:s/>to<text:s/>more<text:s/>accurate<text:s/>risk<text:s/>predictions<text:s/>compared<text:s/>to<text:s/>traditional<text:s/>models.</text:span></text:p>
      <text:p text:style-name="P67"><text:span text:style-name="T67_1"><text:s/>➢<text:s/>Early<text:s/>Detection:<text:s/>These<text:s/>models<text:s/>can<text:s/>identify<text:s/>subtle<text:s/>patterns<text:s/>and<text:s/>risk<text:s/>factors<text:s/>that<text:s/>may<text:s/>not<text:s/>be<text:s/>apparent<text:s/>to<text:s/>human<text:s/>experts,<text:s/>potentially<text:s/>allowing<text:s/>for<text:s/>earlier<text:s/>detection<text:s/>of<text:s/>breast<text:s/>cancer<text:s/>risk.</text:span></text:p>
      <text:p text:style-name="P68"><text:span text:style-name="T68_1"><text:s/>➢<text:s/>Personalized<text:s/>Risk<text:s/>Assessment:<text:s/>Deep<text:s/>learning<text:s/>can<text:s/>provide<text:s/>personalized<text:s/>risk<text:s/>assessments<text:s/>by<text:s/>considering<text:s/>a<text:s/>wide<text:s/>range<text:s/>of<text:s/>variables,<text:s/>including<text:s/>genetic,<text:s/>lifestyle,<text:s/>and<text:s/>medical<text:s/>history<text:s/>factors.</text:span></text:p>
      <text:p text:style-name="P69"><text:span text:style-name="T69_1"><text:s/>➢<text:s/>Scalability:<text:s/>They<text:s/>can<text:s/>handle<text:s/>large-scale<text:s/>data,<text:s/>making<text:s/>them<text:s/>suitable<text:s/>for<text:s/>population-wide<text:s/>risk<text:s/>assessment.</text:span></text:p>
      <text:p text:style-name="P70"><text:span text:style-name="T70_1"><text:s/>Disadvantages:<text:s/></text:span></text:p>
      <text:p text:style-name="P71"><text:span text:style-name="T71_1">➢<text:s/>Data<text:s/>Dependency:<text:s/>Deep<text:s/>learning<text:s/>models<text:s/>require<text:s/>a<text:s/>substantial<text:s/>amount<text:s/>of<text:s/>high-quality<text:s/>data<text:s/>to<text:s/>perform<text:s/>well.<text:s/>Limited<text:s/>or<text:s/>biased<text:s/>data<text:s/>can<text:s/>lead<text:s/>to<text:s/>inaccurate<text:s/>predictions<text:s/>or<text:s/>reinforce<text:s/>existing<text:s/>biases.</text:span></text:p>
      <text:p text:style-name="P72"><text:span text:style-name="T72_1"><text:s/>➢<text:s/>Complexity:<text:s/>Deep<text:s/>learning<text:s/>models<text:s/>are<text:s/>complex<text:s/>and<text:s/>often<text:s/>referred<text:s/>to<text:s/>as<text:s/>"black<text:s/>boxes."<text:s/>Interpreting<text:s/>their<text:s/>decisions<text:s/>can<text:s/>be<text:s/>challenging,<text:s/>which<text:s/>may<text:s/>raise<text:s/>ethical<text:s/>concerns<text:s/>in<text:s/>healthcare.<text:s/></text:span></text:p>
      <text:p text:style-name="P73"><text:span text:style-name="T73_1">➢<text:s/>Ethical<text:s/>Concerns:<text:s/>Deep<text:s/>learning<text:s/>models<text:s/>may<text:s/>inadvertently<text:s/>perpetuate<text:s/>biases<text:s/>present<text:s/>in<text:s/>the<text:s/>training<text:s/>data,<text:s/>leading<text:s/>to<text:s/>disparities<text:s/>in<text:s/>risk<text:s/>assessments.<text:s/></text:span></text:p>
      <text:p text:style-name="P74"><text:span text:style-name="T74_1">➢<text:s/>Privacy:<text:s/>Collecting<text:s/>and<text:s/>sharing<text:s/>sensitive<text:s/>medical<text:s/>data<text:s/>for<text:s/>model<text:s/>training<text:s/>raises<text:s/>privacy<text:s/>concerns.<text:s/>Careful<text:s/>data<text:s/>handling<text:s/>is<text:s/>essential<text:s/>to<text:s/>protect<text:s/>patient<text:s/>information.</text:span></text:p>
      <text:p text:style-name="P75"><text:span text:style-name="T75_1"><text:s/>8.<text:s/>APPLICATIONS</text:span></text:p>
      <text:p text:style-name="P76"><text:span text:style-name="T76_1"><text:s/>This<text:s/>solution<text:s/>can<text:s/>be<text:s/>applied<text:s/>in<text:s/>various<text:s/>areas<text:s/>within<text:s/>healthcare<text:s/>and<text:s/>breast<text:s/>cancer<text:s/>research,<text:s/>including:</text:span></text:p>
      <text:p text:style-name="P77"><text:span text:style-name="T77_1"><text:s/>•<text:s/>Early<text:s/>Detection<text:s/>and<text:s/>Diagnosis</text:span></text:p>
      <text:p text:style-name="P78"><text:span text:style-name="T78_1"><text:s/>•<text:s/>Genetic<text:s/>Risk<text:s/>Assessment</text:span></text:p>
      <text:p text:style-name="P79"><text:span text:style-name="T79_1"><text:s/>•<text:s/>Clinical<text:s/>Decision<text:s/>Support</text:span></text:p>
      <text:p text:style-name="P80"><text:span text:style-name="T80_1"><text:s/>•<text:s/>Research<text:s/>and<text:s/>Epidemiology</text:span></text:p>
      <text:p text:style-name="P81"><text:span text:style-name="T81_1"><text:s/>•<text:s/>Health<text:s/>Insurance</text:span></text:p>
      <text:p text:style-name="P82"><text:span text:style-name="T82_1"><text:s/></text:span><text:span text:style-name="T82_2">9.<text:s/>CONCLUSIONS</text:span></text:p>
      <text:p text:style-name="P83"><text:span text:style-name="T83_1"><text:s/>In<text:s/>conclusion,<text:s/>breast<text:s/>cancer<text:s/>risk<text:s/>prediction<text:s/>using<text:s/>deep<text:s/>learning<text:s/>techniques<text:s/>holds<text:s/>significant<text:s/>promise<text:s/>in<text:s/>the<text:s/>field<text:s/>of<text:s/>healthcare<text:s/>and<text:s/>breast<text:s/>cancer<text:s/>research.<text:s/>These<text:s/>advanced<text:s/>models<text:s/>have<text:s/>the<text:s/>potential<text:s/>to<text:s/>transform<text:s/>various<text:s/>aspects<text:s/>of<text:s/>breast<text:s/>cancer<text:s/>prevention,<text:s/>early<text:s/>detection,<text:s/>and<text:s/>personalized<text:s/>care.<text:s/>It<text:s/>represents<text:s/>a<text:s/>cutting-edge<text:s/>approach<text:s/>with<text:s/>the<text:s/>potential<text:s/>to<text:s/>revolutionize<text:s/>breast<text:s/>cancer<text:s/>care.<text:s/>However,<text:s/>it<text:s/>also<text:s/>poses<text:s/>challenges<text:s/>related<text:s/>to<text:s/>data<text:s/>quality,<text:s/>ethics,<text:s/>and<text:s/>interpretability<text:s/>that<text:s/>must<text:s/>be<text:s/>carefully<text:s/>addressed<text:s/>as<text:s/>these<text:s/>models<text:s/>continue<text:s/>to<text:s/>evolve<text:s/>and<text:s/>integrate<text:s/>into<text:s/>clinical<text:s/>practice.<text:s/>As<text:s/>research<text:s/>progresses,<text:s/>the<text:s/>goal<text:s/>is<text:s/>to<text:s/>harness<text:s/>the<text:s/>power<text:s/>of<text:s/>deep<text:s/>learning<text:s/>to<text:s/>improve<text:s/>breast<text:s/>cancer<text:s/>prevention,<text:s/>early<text:s/>detection,<text:s/>and<text:s/>personalized<text:s/>treatment<text:s/>strategies,<text:s/>ultimately<text:s/>leading<text:s/>to<text:s/>better<text:s/>outcomes<text:s/>for<text:s/>patients.</text:span></text:p>
      <text:p text:style-name="P84"><text:span text:style-name="T84_1"><text:s/>10.<text:s/>FUTURE<text:s/>SCOPE</text:span></text:p>
      <text:p text:style-name="P85"><text:span text:style-name="T85_1"><text:s/>There<text:s/>are<text:s/>several<text:s/>potential<text:s/>future<text:s/>enhancements<text:s/>that<text:s/>can<text:s/>be<text:s/>made<text:s/>to<text:s/>improve<text:s/>the<text:s/>accuracy<text:s/>and<text:s/>utility<text:s/>of<text:s/>the<text:s/>model:</text:span></text:p>
      <text:p text:style-name="P86"><text:span text:style-name="T86_1"><text:s/>▪<text:s/>Integration<text:s/>of<text:s/>Multi-Omics<text:s/>Data:<text:s/>Incorporating<text:s/>various<text:s/>types<text:s/>of<text:s/>biological<text:s/>data,<text:s/>such<text:s/>as<text:s/>genomics,<text:s/>proteomics,<text:s/>and<text:s/>metabolomics,<text:s/>can<text:s/>provide<text:s/>a<text:s/>more<text:s/>comprehensive<text:s/>view<text:s/>of<text:s/>breast<text:s/>cancer<text:s/>risk<text:s/>factors<text:s/>and<text:s/>enhance<text:s/>predictive<text:s/>accuracy.</text:span></text:p>
      <text:p text:style-name="P87"><text:span text:style-name="T87_1"><text:s/>▪<text:s/>Privacy-Preserving<text:s/>Techniques:<text:s/>Advances<text:s/>in<text:s/>privacy-preserving<text:s/>deep<text:s/>learning<text:s/>can<text:s/>enable<text:s/>risk<text:s/>prediction<text:s/>without<text:s/>compromising<text:s/>the<text:s/>confidentiality<text:s/>of<text:s/>patient<text:s/>data,<text:s/>which<text:s/>is<text:s/>crucial<text:s/>for<text:s/>healthcare<text:s/>applications.<text:s/></text:span></text:p>
      <text:p text:style-name="P88"><text:span text:style-name="T88_1"><text:s/>▪<text:s/>Real-Time<text:s/>Monitoring:<text:s/>Implementing<text:s/>models<text:s/>that<text:s/>continuously<text:s/>monitor<text:s/>a<text:s/>patient's<text:s/>risk<text:s/>factors<text:s/>and<text:s/>provide<text:s/>real-time<text:s/>updates<text:s/>can<text:s/>enhance<text:s/>proactive<text:s/>healthcare<text:s/>interventions.</text:span></text:p>
      <text:p text:style-name="P89"><text:span text:style-name="T89_1"><text:s/>▪<text:s/>Cross-Disease<text:s/>Prediction:<text:s/>Extending<text:s/>risk<text:s/>prediction<text:s/>models<text:s/>to<text:s/>consider<text:s/>multiple<text:s/>diseases<text:s/>or<text:s/>comorbidities<text:s/>can<text:s/>provide<text:s/>a<text:s/>more<text:s/>holistic<text:s/>view<text:s/>of<text:s/>a<text:s/>patient's<text:s/>health.</text:span></text:p>
      <text:p text:style-name="P90"><text:span text:style-name="T90_1"><text:s/>▪<text:s/>Ethical<text:s/>and<text:s/>Regulatory<text:s/>Guidelines:<text:s/>Establishing<text:s/>clear<text:s/>ethical<text:s/>guidelines<text:s/>and<text:s/>regulatory<text:s/>frameworks<text:s/>for<text:s/>the<text:s/>development<text:s/>and<text:s/>deployment<text:s/>of<text:s/>deep<text:s/>learning<text:s/>models<text:s/>in<text:s/>healthcare<text:s/>is<text:s/>essential<text:s/>to<text:s/>ensure<text:s/>patient<text:s/>safety<text:s/>and<text:s/>data<text:s/>privacy.<text:s/></text:span></text:p>
      <text:p text:style-name="P91"><text:span text:style-name="T91_1">11.<text:s/>BIBILOGRAPHY</text:span></text:p>
      <text:p text:style-name="P92"><text:span text:style-name="T92_1"><text:a xlink:type="simple" xlink:href="https://pubmed.ncbi.nlm.nih.gov/34491135/"><text:span text:style-name="T92_2">Breast<text:s/>Cancer<text:s/>Risk<text:s/>Prediction<text:s/>Using<text:s/>Deep<text:s/>Learning<text:s/>-<text:s/>PubMed<text:s/>(nih.gov)</text:span></text:a></text:span></text:p>
      <text:p text:style-name="P93"><text:span text:style-name="T93_1">12.APPENDIX</text:span></text:p>
      <text:p text:style-name="P94"><text:span text:style-name="T94_1">bcancer.html</text:span></text:p>
      <text:p text:style-name="P95"><text:span text:style-name="T95_1">&lt;html&gt;</text:span></text:p>
      <text:p text:style-name="P96"><text:span text:style-name="T96_1"><text:tab/>&lt;head&gt;</text:span></text:p>
      <text:p text:style-name="P97"><text:span text:style-name="T97_1"><text:tab/>&lt;title&gt;Breast<text:s/>Cancer<text:s/>Detection&lt;/title&gt;</text:span></text:p>
      <text:p text:style-name="P98"><text:span text:style-name="T98_1"><text:s text:c="2"/>&lt;meta<text:s/>charset="utf-8"&gt;</text:span></text:p>
      <text:p text:style-name="P99"><text:span text:style-name="T99_1"><text:s text:c="2"/>&lt;meta<text:s/>name="viewport"<text:s/>content="width=device-width,<text:s/>initial-scale=1"&gt;</text:span></text:p>
      <text:p text:style-name="P100"><text:span text:style-name="T100_1"><text:s text:c="2"/>&lt;link<text:s/>rel="stylesheet"<text:s/>href="https://maxcdn.bootstrapcdn.com/bootstrap/4.5.2/css/bootstrap.min.css"&gt;</text:span></text:p>
      <text:p text:style-name="P101"><text:span text:style-name="T101_1"><text:tab/>&lt;script<text:s/>src="https://cdn.bootcss.com/popper.js/1.12.9/umd/popper.min.js"&gt;&lt;/script&gt;</text:span></text:p>
      <text:p text:style-name="P102"><text:span text:style-name="T102_1"><text:s text:c="4"/>&lt;script<text:s/>src="https://cdn.bootcss.com/jquery/3.3.1/jquery.min.js"&gt;&lt;/script&gt;</text:span></text:p>
      <text:p text:style-name="P103"><text:span text:style-name="T103_1"><text:s text:c="4"/>&lt;script<text:s/>src="https://cdn.bootcss.com/bootstrap/4.0.0/js/bootstrap.min.js"&gt;&lt;/script&gt;</text:span></text:p>
      <text:p text:style-name="P104"><text:span text:style-name="T104_1"><text:tab/>&lt;/head&gt;</text:span></text:p>
      <text:p text:style-name="P105"><text:span text:style-name="T105_1"><text:tab/>&lt;body&gt;</text:span></text:p>
      <text:p text:style-name="P106"><text:span text:style-name="T106_1"><text:tab/><text:tab/>&lt;div<text:s/>class="header"&gt;Breast<text:s/>Cancer<text:s/>Risk<text:s/>Prediction&lt;/div&gt;</text:span></text:p>
      <text:p text:style-name="P107"><text:span text:style-name="T107_1"><text:tab/><text:tab/>&lt;div<text:s/>class="second"&gt;</text:span></text:p>
      <text:p text:style-name="P108"><text:span text:style-name="T108_1"><text:tab/><text:tab/>&lt;section<text:s/>id="showcase"&gt;</text:span></text:p>
      <text:p text:style-name="P109"><text:span text:style-name="T109_1"><text:tab/><text:tab/><text:tab/>&lt;div<text:s/>class="inside"&gt;Breast<text:s/>cancer<text:s/>is<text:s/>one<text:s/>of<text:s/>the<text:s/>main<text:s/>causes<text:s/>of<text:s/>cancer<text:s/>deaths<text:s/>worldwide.<text:s/>Early<text:s/>diagnostics<text:s/>significantly<text:s/>increases<text:s/>the<text:s/>chances<text:s/>of<text:s/>correct<text:s/>treatment<text:s/>and<text:s/>survival,<text:s/>but<text:s/>this<text:s/>process<text:s/>is<text:s/>tedious<text:s/>and<text:s/>often<text:s/>leads<text:s/>to<text:s/>a<text:s/>disagreement<text:s/>between<text:s/>pathologists.<text:s/>Computer-aided<text:s/>diagnosis<text:s/>systems<text:s/>showed<text:s/>potential<text:s/>for<text:s/>improving<text:s/>the<text:s/>diagnostic<text:s/>accuracy.<text:s/>But<text:s/>early<text:s/>detection<text:s/>and<text:s/>prevention<text:s/>can<text:s/>significantly<text:s/>reduce<text:s/>the<text:s/>chances<text:s/>of<text:s/>death.<text:s/>It<text:s/>is<text:s/>important<text:s/>to<text:s/>detect<text:s/>breast<text:s/>cancer<text:s/>as<text:s/>early<text:s/>as<text:s/>possible.<text:s/>This<text:s/>application<text:s/>is<text:s/>based<text:s/>on<text:s/>Convolution<text:s/>Neural<text:s/>Networks<text:s/>which<text:s/>classifies<text:s/>the<text:s/>scan<text:s/>as<text:s/>either<text:s/>benign<text:s/>or<text:s/>malignant<text:s/>tumor.</text:span></text:p>
      <text:p text:style-name="P110"><text:span text:style-name="T110_1"><text:tab/><text:tab/>&lt;br&gt;&lt;br&gt;&lt;br&gt;</text:span></text:p>
      <text:p text:style-name="P111"><text:span text:style-name="T111_1"><text:tab/><text:tab/>&lt;div<text:s/>style="margin-left:20%"&gt;</text:span></text:p>
      <text:p text:style-name="P112"><text:span text:style-name="T112_1"><text:tab/><text:tab/>&lt;a<text:s/>href="#section2"&gt;&lt;button<text:s/>type="button"<text:s/>class="myButton"<text:s/>&gt;Click<text:s/>to<text:s/>Detect<text:s/>Tumor!&lt;/button&gt;&lt;/a&gt;</text:span></text:p>
      <text:p text:style-name="P113"><text:span text:style-name="T113_1"><text:tab/><text:tab/>&lt;/div&gt;</text:span></text:p>
      <text:p text:style-name="P114"><text:span text:style-name="T114_1"><text:tab/><text:tab/>&lt;/div&gt;</text:span></text:p>
      <text:p text:style-name="P115"><text:span text:style-name="T115_1"><text:tab/><text:tab/>&lt;/section&gt;</text:span></text:p>
      <text:p text:style-name="P116"><text:span text:style-name="T116_1"><text:tab/><text:tab/>&lt;/div&gt;</text:span></text:p>
      <text:p text:style-name="P117"><text:span text:style-name="T117_1"><text:tab/><text:tab/></text:span></text:p>
      <text:p text:style-name="P118"><text:span text:style-name="T118_1"><text:tab/><text:tab/>&lt;div<text:s/>class="predictimg"<text:s/>id="section2"<text:s/>&gt;</text:span></text:p>
      <text:p text:style-name="P119"><text:span text:style-name="T119_1"><text:tab/><text:tab/><text:tab/>&lt;section<text:s/>id="main"&gt;</text:span></text:p>
      <text:p text:style-name="P120"><text:span text:style-name="T120_1"><text:tab/>&lt;div<text:s/>style="text-align:left;width:100%;padding-left:56%;"&gt;</text:span></text:p>
      <text:p text:style-name="P121"><text:span text:style-name="T121_1"><text:tab/><text:tab/><text:tab/>&lt;p&gt;&lt;h3<text:s/>style=font-size:25px&gt;<text:s/>Upload<text:s/>the<text:s/>Image<text:s/>for<text:s/>Prediction.&lt;br&gt;&lt;br&gt;&lt;/h3&gt;&lt;/p&gt;</text:span></text:p>
      <text:p text:style-name="P122"><text:span text:style-name="T122_1"><text:tab/><text:tab/><text:tab/></text:span></text:p>
      <text:p text:style-name="P123"><text:span text:style-name="T123_1"><text:s text:c="8"/>&lt;/div&gt;</text:span></text:p>
      <text:p text:style-name="P124"><text:span text:style-name="T124_1"><text:tab/><text:tab/>&lt;/section&gt;</text:span></text:p>
      <text:p text:style-name="P125"><text:span text:style-name="T125_1"><text:tab/><text:tab/>&lt;div<text:s/>style="margin-top:0%;padding-top:0%;padding-left:33%;font-family:Georgia,<text:s/>serif;width:100%;"&gt;</text:span></text:p>
      <text:p text:style-name="P126"><text:span text:style-name="T126_1"><text:tab/><text:tab/><text:tab/><text:tab/>&lt;div&gt;</text:span></text:p>
      <text:p text:style-name="P127"><text:span text:style-name="T127_1"><text:tab/><text:tab/><text:tab/><text:tab/><text:tab/>&lt;h4<text:s/>style=font-size:19px&gt;Upload<text:s/>Here!&lt;/h4&gt;</text:span></text:p>
      <text:p text:style-name="P128"><text:span text:style-name="T128_1"><text:tab/><text:tab/><text:tab/>&lt;form<text:s/>action<text:s/>=<text:s/>"http://localhost:5000/"<text:s/>id="upload-file"<text:s/>method="post"<text:s/>enctype="multipart/form-data"&gt;</text:span></text:p>
      <text:p text:style-name="P129"><text:span text:style-name="T129_1"><text:tab/><text:tab/><text:tab/><text:tab/>&lt;label<text:s/>for="imageUpload"<text:s/>class="upload-label"&gt;</text:span></text:p>
      <text:p text:style-name="P130"><text:span text:style-name="T130_1"><text:tab/><text:tab/><text:tab/><text:tab/><text:tab/>Choose...</text:span></text:p>
      <text:p text:style-name="P131"><text:span text:style-name="T131_1"><text:tab/><text:tab/><text:tab/><text:tab/>&lt;/label&gt;</text:span></text:p>
      <text:p text:style-name="P132"><text:span text:style-name="T132_1"><text:tab/><text:tab/><text:tab/><text:tab/>&lt;input<text:s/>type="file"<text:s/>name="image"<text:s/>id="imageUpload"<text:s/>accept=".png,<text:s/>.jpg,<text:s/>.jpeg"&gt;</text:span></text:p>
      <text:p text:style-name="P133"><text:span text:style-name="T133_1"><text:tab/><text:tab/><text:tab/>&lt;/form&gt;</text:span></text:p>
      <text:p text:style-name="P134"/>
      <text:p text:style-name="P135"><text:span text:style-name="T135_1"><text:tab/><text:tab/><text:tab/>&lt;div<text:s/>class="image-section"<text:s/>style="display:none;padding-left:35%;"&gt;</text:span></text:p>
      <text:p text:style-name="P136"><text:span text:style-name="T136_1"><text:tab/><text:tab/><text:tab/><text:tab/>&lt;div<text:s/>class="img-preview"&gt;</text:span></text:p>
      <text:p text:style-name="P137"><text:span text:style-name="T137_1"><text:tab/><text:tab/><text:tab/><text:tab/><text:tab/>&lt;div<text:s/>id="imagePreview"&gt;</text:span></text:p>
      <text:p text:style-name="P138"><text:span text:style-name="T138_1"><text:tab/><text:tab/><text:tab/><text:tab/><text:tab/>&lt;/div&gt;</text:span></text:p>
      <text:p text:style-name="P139"><text:span text:style-name="T139_1"><text:tab/><text:tab/><text:tab/><text:tab/>&lt;/div&gt;</text:span></text:p>
      <text:p text:style-name="P140"><text:span text:style-name="T140_1"><text:tab/><text:tab/><text:tab/><text:tab/>&lt;/div&gt;</text:span></text:p>
      <text:p text:style-name="P141"><text:span text:style-name="T141_1"><text:tab/><text:tab/><text:tab/>&lt;div<text:s/>class="image-section"<text:s/>style="display:none;"&gt;</text:span></text:p>
      <text:p text:style-name="P142"><text:span text:style-name="T142_1"><text:tab/><text:tab/><text:tab/><text:tab/>&lt;div&gt;</text:span></text:p>
      <text:p text:style-name="P143"><text:span text:style-name="T143_1"><text:tab/><text:tab/><text:tab/><text:tab/><text:tab/>&lt;button<text:s/>type="button"<text:s/>class="btn<text:s/>btn-lg<text:s/>upload-label"<text:s/>id="btn-predict"&gt;Predict!&lt;/button&gt;</text:span></text:p>
      <text:p text:style-name="P144"><text:span text:style-name="T144_1"><text:tab/><text:tab/><text:tab/><text:tab/>&lt;/div&gt;</text:span></text:p>
      <text:p text:style-name="P145"><text:span text:style-name="T145_1"><text:tab/><text:tab/><text:tab/>&lt;/div&gt;</text:span></text:p>
      <text:p text:style-name="P146"/>
      <text:p text:style-name="P147"><text:span text:style-name="T147_1"><text:tab/><text:tab/><text:tab/>&lt;div<text:s/>class="loader"<text:s/>style="display:none;"&gt;&lt;/div&gt;</text:span></text:p>
      <text:p text:style-name="P148"/>
      <text:p text:style-name="P149"><text:span text:style-name="T149_1"><text:tab/><text:tab/><text:tab/>&lt;h3&gt;</text:span></text:p>
      <text:p text:style-name="P150"><text:span text:style-name="T150_1"><text:tab/><text:tab/><text:tab/><text:tab/>&lt;span<text:s/>id="result"&gt;<text:s/>&lt;/span&gt;</text:span></text:p>
      <text:p text:style-name="P151"><text:span text:style-name="T151_1"><text:tab/><text:tab/><text:tab/>&lt;/h3&gt;</text:span></text:p>
      <text:p text:style-name="P152"><text:span text:style-name="T152_1"><text:tab/><text:tab/></text:span></text:p>
      <text:p text:style-name="P153"><text:span text:style-name="T153_1"><text:tab/>&lt;/div&gt;</text:span></text:p>
      <text:p text:style-name="P154"><text:span text:style-name="T154_1"><text:tab/></text:span></text:p>
      <text:p text:style-name="P155"><text:span text:style-name="T155_1"><text:tab/>&lt;/div&gt;&lt;/div&gt;</text:span></text:p>
      <text:p text:style-name="P156"><text:span text:style-name="T156_1"><text:tab/>&lt;script&gt;</text:span></text:p>
      <text:p text:style-name="P157"><text:span text:style-name="T157_1">window.onscroll<text:s/>=<text:s/>function()<text:s/>{myFunction()};</text:span></text:p>
      <text:p text:style-name="P158"/>
      <text:p text:style-name="P159"><text:span text:style-name="T159_1">$(document).ready(function<text:s/>()<text:s/>{</text:span></text:p>
      <text:p text:style-name="P160"><text:span text:style-name="T160_1"><text:s text:c="4"/>//<text:s/>Init</text:span></text:p>
      <text:p text:style-name="P161"><text:span text:style-name="T161_1"><text:s text:c="4"/>$('.image-section').hide();</text:span></text:p>
      <text:p text:style-name="P162"><text:span text:style-name="T162_1"><text:s text:c="4"/>$('.loader').hide();</text:span></text:p>
      <text:p text:style-name="P163"><text:span text:style-name="T163_1"><text:s text:c="4"/>$('#result').hide();</text:span></text:p>
      <text:p text:style-name="P164"/>
      <text:p text:style-name="P165"><text:span text:style-name="T165_1"><text:s text:c="4"/>//<text:s/>Upload<text:s/>Preview</text:span></text:p>
      <text:p text:style-name="P166"><text:span text:style-name="T166_1"><text:s text:c="4"/>function<text:s/>readURL(input)<text:s/>{</text:span></text:p>
      <text:p text:style-name="P167"><text:span text:style-name="T167_1"><text:s text:c="8"/>if<text:s/>(input.files<text:s/>&amp;&amp;<text:s/>input.files[0])<text:s/>{</text:span></text:p>
      <text:p text:style-name="P168"><text:span text:style-name="T168_1"><text:s text:c="12"/>var<text:s/>reader<text:s/>=<text:s/>new<text:s/>FileReader();</text:span></text:p>
      <text:p text:style-name="P169"><text:span text:style-name="T169_1"><text:s text:c="12"/>reader.onload<text:s/>=<text:s/>function<text:s/>(e)<text:s/>{</text:span></text:p>
      <text:p text:style-name="P170"><text:span text:style-name="T170_1"><text:s text:c="16"/>$('#imagePreview').css('background-image',<text:s/>'url('<text:s/>+<text:s/>e.target.result<text:s/>+<text:s/>')');</text:span></text:p>
      <text:p text:style-name="P171"><text:span text:style-name="T171_1"><text:s text:c="16"/>$('#imagePreview').hide();</text:span></text:p>
      <text:p text:style-name="P172"><text:span text:style-name="T172_1"><text:s text:c="16"/>$('#imagePreview').fadeIn(650);</text:span></text:p>
      <text:p text:style-name="P173"><text:span text:style-name="T173_1"><text:s text:c="12"/>}</text:span></text:p>
      <text:p text:style-name="P174"><text:span text:style-name="T174_1"><text:s text:c="12"/>reader.readAsDataURL(input.files[0]);</text:span></text:p>
      <text:p text:style-name="P175"><text:span text:style-name="T175_1"><text:s text:c="8"/>}</text:span></text:p>
      <text:p text:style-name="P176"><text:span text:style-name="T176_1"><text:s text:c="4"/>}</text:span></text:p>
      <text:p text:style-name="P177"><text:span text:style-name="T177_1"><text:s text:c="4"/>$("#imageUpload").change(function<text:s/>()<text:s/>{</text:span></text:p>
      <text:p text:style-name="P178"><text:span text:style-name="T178_1"><text:s text:c="8"/>$('.image-section').show();</text:span></text:p>
      <text:p text:style-name="P179"><text:span text:style-name="T179_1"><text:s text:c="8"/>$('#btn-predict').show();</text:span></text:p>
      <text:p text:style-name="P180"><text:span text:style-name="T180_1"><text:s text:c="8"/>$('#result').text('');</text:span></text:p>
      <text:p text:style-name="P181"><text:span text:style-name="T181_1"><text:s text:c="8"/>$('#result').hide();</text:span></text:p>
      <text:p text:style-name="P182"><text:span text:style-name="T182_1"><text:s text:c="8"/>readURL(this);</text:span></text:p>
      <text:p text:style-name="P183"><text:span text:style-name="T183_1"><text:s text:c="4"/>});</text:span></text:p>
      <text:p text:style-name="P184"/>
      <text:p text:style-name="P185"><text:span text:style-name="T185_1"><text:s text:c="4"/>//<text:s/>Predict</text:span></text:p>
      <text:p text:style-name="P186"><text:span text:style-name="T186_1"><text:s text:c="4"/>$('#btn-predict').click(function<text:s/>()<text:s/>{</text:span></text:p>
      <text:p text:style-name="P187"><text:span text:style-name="T187_1"><text:s text:c="8"/>var<text:s/>form_data<text:s/>=<text:s/>new<text:s/>FormData($('#upload-file')[0]);</text:span></text:p>
      <text:p text:style-name="P188"/>
      <text:p text:style-name="P189"><text:span text:style-name="T189_1"><text:s text:c="8"/>//<text:s/>Show<text:s/>loading<text:s/>animation</text:span></text:p>
      <text:p text:style-name="P190"><text:span text:style-name="T190_1"><text:s text:c="8"/>$(this).hide();</text:span></text:p>
      <text:p text:style-name="P191"><text:span text:style-name="T191_1"><text:s text:c="8"/>$('.loader').show()</text:span></text:p>
      <text:p text:style-name="P192"><text:span text:style-name="T192_1"><text:s text:c="8"/>//<text:s/>Make<text:s/>prediction<text:s/>by<text:s/>calling<text:s/>api<text:s/>/predict</text:span></text:p>
      <text:p text:style-name="P193"><text:span text:style-name="T193_1"><text:s text:c="8"/>$.ajax({</text:span></text:p>
      <text:p text:style-name="P194"><text:span text:style-name="T194_1"><text:s text:c="12"/>type:<text:s/>'POST',</text:span></text:p>
      <text:p text:style-name="P195"><text:span text:style-name="T195_1"><text:s text:c="12"/>url:<text:s/>'/predict',</text:span></text:p>
      <text:p text:style-name="P196"><text:span text:style-name="T196_1"><text:s text:c="12"/>data:<text:s/>form_data,</text:span></text:p>
      <text:p text:style-name="P197"><text:span text:style-name="T197_1"><text:s text:c="12"/>contentType:<text:s/>false,</text:span></text:p>
      <text:p text:style-name="P198"><text:span text:style-name="T198_1"><text:s text:c="12"/>cache:<text:s/>false,</text:span></text:p>
      <text:p text:style-name="P199"><text:span text:style-name="T199_1"><text:s text:c="12"/>processData:<text:s/>false,</text:span></text:p>
      <text:p text:style-name="P200"><text:span text:style-name="T200_1"><text:s text:c="12"/>async:<text:s/>true,</text:span></text:p>
      <text:p text:style-name="P201"><text:span text:style-name="T201_1"><text:s text:c="12"/>success:<text:s/>function<text:s/>(data)<text:s/>{</text:span></text:p>
      <text:p text:style-name="P202"><text:span text:style-name="T202_1"><text:s text:c="16"/>//<text:s/>Get<text:s/>and<text:s/>display<text:s/>the<text:s/>result</text:span></text:p>
      <text:p text:style-name="P203"><text:span text:style-name="T203_1"><text:s text:c="16"/>$('.loader').hide();</text:span></text:p>
      <text:p text:style-name="P204"><text:span text:style-name="T204_1"><text:s text:c="16"/>$('#result').fadeIn(600);</text:span></text:p>
      <text:p text:style-name="P205"><text:span text:style-name="T205_1"><text:s text:c="16"/>$('#result').text('Prediction:<text:s/>'+data);</text:span></text:p>
      <text:p text:style-name="P206"><text:span text:style-name="T206_1"><text:s text:c="16"/>console.log('Success!');</text:span></text:p>
      <text:p text:style-name="P207"><text:span text:style-name="T207_1"><text:s text:c="12"/>},</text:span></text:p>
      <text:p text:style-name="P208"><text:span text:style-name="T208_1"><text:s text:c="8"/>});</text:span></text:p>
      <text:p text:style-name="P209"><text:span text:style-name="T209_1"><text:s text:c="4"/>});</text:span></text:p>
      <text:p text:style-name="P210"/>
      <text:p text:style-name="P211"><text:span text:style-name="T211_1">});</text:span></text:p>
      <text:p text:style-name="P212"><text:span text:style-name="T212_1">&lt;/script&gt;</text:span></text:p>
      <text:p text:style-name="P213"><text:span text:style-name="T213_1"><text:tab/>&lt;/body&gt;&lt;/html&gt;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Roboto Bold" svg:font-family="Roboto Bold"/>
    <style:font-face style:name="Roboto Regular" svg:font-family="Roboto Regular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